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b33" officeooo:paragraph-rsid="000b6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 : Bash</text:p>
      <text:p text:style-name="P1"/>
      <text:p text:style-name="P1">1) Se répérer dans le terminal</text:p>
      <text:p text:style-name="P1">- whoami : savoir qui on est, où sur quelle machine on est</text:p>
      <text:p text:style-name="P1">- pwd : print working directory</text:p>
      <text:p text:style-name="P1">- ls : list les fichiers</text:p>
      <text:p text:style-name="P1">- ls -a : montre aussi ce qui est caché</text:p>
      <text:p text:style-name="P1">- cd : change directory</text:p>
      <text:p text:style-name="P1">- cd.. : revenir au dossier parent</text:p>
      <text:p text:style-name="P1">- cd - : revenir au dossier dans lequel on était précédemment</text:p>
      <text:p text:style-name="P1">- cd / : revenir à la racine. On ne peut pas remonter plus haut.</text:p>
      <text:p text:style-name="P1">- clear : nettoyer le terminal</text:p>
      <text:p text:style-name="P1"/>
      <text:p text:style-name="P1">2) Arborescence</text:p>
      <text:p text:style-name="P1">- echo $HOME : savoir qui est le home</text:p>
      <text:p text:style-name="P1">- adduser « utilisateur » (être en sudo pour faire ça) : rajoute un utilisateur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12:05:41.319731400</meta:creation-date>
    <dc:date>2025-11-13T12:22:21.601575100</dc:date>
    <meta:editing-duration>PT6M27S</meta:editing-duration>
    <meta:editing-cycles>1</meta:editing-cycles>
    <meta:document-statistic meta:table-count="0" meta:image-count="0" meta:object-count="0" meta:page-count="1" meta:paragraph-count="15" meta:word-count="117" meta:character-count="542" meta:non-whitespace-character-count="439"/>
    <meta:generator>LibreOffice/25.8.2.2$Windows_X86_64 LibreOffice_project/d401f2107ccab8f924a8e2df40f573aab7605b6f</meta:generator>
  </office:meta>
</office:document-meta>
</file>